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a766e" officeooo:paragraph-rsid="001a766e"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a766e" officeooo:paragraph-rsid="001a766e"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a766e" officeooo:paragraph-rsid="001bd4b2"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ab529" officeooo:paragraph-rsid="001ab529"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bd4b2" officeooo:paragraph-rsid="001bd4b2"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1dae50" officeooo:paragraph-rsid="001dae50"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1eda9b" officeooo:paragraph-rsid="001eda9b"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1f2bdb" officeooo:paragraph-rsid="001f2bdb" style:font-weight-asian="bold" style:font-weight-complex="bold"/>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1f6f9c" officeooo:paragraph-rsid="001f6f9c" style:font-weight-asian="bold" style:font-weight-complex="bold"/>
    </style:style>
    <style:style style:name="P10" style:family="paragraph" style:parent-style-name="Standard">
      <style:paragraph-properties fo:text-align="justify" style:justify-single-word="false"/>
      <style:text-properties style:text-underline-style="none" fo:font-weight="normal" officeooo:rsid="001ab529" officeooo:paragraph-rsid="001ab529"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1dae50" officeooo:paragraph-rsid="001dae50"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1f2bdb" officeooo:paragraph-rsid="001f2bdb" style:font-weight-asian="normal" style:font-weight-complex="normal"/>
    </style:style>
    <style:style style:name="P13" style:family="paragraph" style:parent-style-name="Standard">
      <style:paragraph-properties fo:text-align="justify" style:justify-single-word="false"/>
      <style:text-properties fo:font-weight="normal" officeooo:paragraph-rsid="00229e35"/>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ab529" style:font-weight-asian="normal" style:font-weight-complex="normal"/>
    </style:style>
    <style:style style:name="T3" style:family="text">
      <style:text-properties style:text-underline-style="none" fo:font-weight="normal" officeooo:rsid="001bd4b2" style:font-weight-asian="normal" style:font-weight-complex="normal"/>
    </style:style>
    <style:style style:name="T4" style:family="text">
      <style:text-properties style:text-underline-style="none" fo:font-weight="normal" officeooo:rsid="001dae50" style:font-weight-asian="normal" style:font-weight-complex="normal"/>
    </style:style>
    <style:style style:name="T5" style:family="text">
      <style:text-properties style:text-underline-style="none" fo:font-weight="normal" officeooo:rsid="00212fa8" style:font-weight-asian="normal" style:font-weight-complex="normal"/>
    </style:style>
    <style:style style:name="T6" style:family="text">
      <style:text-properties style:text-underline-style="none" officeooo:rsid="00229e35" style:font-weight-asian="normal" style:font-weight-complex="normal"/>
    </style:style>
    <style:style style:name="T7" style:family="text">
      <style:text-properties style:text-underline-style="none" officeooo:rsid="0022d6df" style:font-weight-asian="normal" style:font-weight-complex="normal"/>
    </style:style>
    <style:style style:name="T8" style:family="text">
      <style:text-properties officeooo:rsid="00229e35"/>
    </style:style>
    <style:style style:name="T9" style:family="text">
      <style:text-properties officeooo:rsid="0022d6df"/>
    </style:style>
    <style:style style:name="T10" style:family="text">
      <style:text-properties fo:font-weight="bold"/>
    </style:style>
    <style:style style:name="T11" style:family="text">
      <style:text-properties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projet de compilation :</text:p>
      <text:p text:style-name="P1"><text:span text:style-name="T1"/></text:p>
      <text:p text:style-name="P2"><text:span text:style-name="T1"/></text:p>
      <text:p text:style-name="P2"><text:span text:style-name="T1"/></text:p>
      <text:p text:style-name="P4">Résumé :</text:p>
      <text:p text:style-name="P10"/>
      <text:p text:style-name="P2"><text:span text:style-name="T1">J’ai réalisé le projet seul, toutefois j’ai reçu de l’aide de camarades pour les tests.</text:span></text:p>
      <text:p text:style-name="P2"><text:span text:style-name="T1">Deux de mes fichiers de test fulltest.kwa et full.kwa sont des fichiers inspirés de test réalisés par Baptiste PRAS et <text:s text:c="2"/>Pedro BARTOLOMEI PANDOZI.</text:span></text:p>
      <text:p text:style-name="P2"><text:span text:style-name="T1"/></text:p>
      <text:p text:style-name="P2"><text:span text:style-name="T1">J’ai réussi à effectuer toutes les fonctionnalités demandées. Il y a des calculs arithmétiques, des instructions, des classes des méthodes et les extensions de classe. Toutes les fonctionnalités demandées fonctionnent. Le parser ne contient aucun conflits. Le typechecker possède des messages qui s’adaptent à la situation rencontrée. L’interpréteur ne rencontre pas de bugs majeurs.</text:span></text:p>
      <text:p text:style-name="P2"><text:span text:style-name="T1"/></text:p>
      <text:p text:style-name="P6">Problème rencontré : </text:p>
      <text:p text:style-name="P11"/>
      <text:p text:style-name="P3"><text:span text:style-name="T1">Toutefois </text:span><text:span text:style-name="T2">il existe une fonctionnalité non demandée explicitement qui ne fonctionne pas. Elle concerne les variables globales. Elles sont visibles partout, c’est à dire que </text:span><text:span text:style-name="T3">dans le code d’une méthode on peut y accéder <text:s/>(si une variable locale, porte le même nom que la variable globale, c’est la variable locale qui prime). </text:span></text:p>
      <text:p text:style-name="P3"><text:span text:style-name="T3"/></text:p>
      <text:p text:style-name="P3"><text:span text:style-name="T3">Le souci vient du fait que lorsque j’ajoutais un code qui permettait de modifier une variable globale dans le code d’une méthode, il y avait un souci caché : les variables globales avaient bel et bien changées de valeurs mais les fonctions récursives devenaient inopérantes. Seul le cas de base était renvoyé, par exemple pour un calcul de la factorielle d’un nombre 1 était renvoyé à chaque fois.</text:span></text:p>
      <text:p text:style-name="P3"><text:span text:style-name="T3"/></text:p>
      <text:p text:style-name="P5"><text:span text:style-name="T1">J’ai passé beaucoup de temps à résoudre ce problème mais je n’ai pas réussi, les fonctions récursives ne fonctionnaient plus. Cela fait que dans un code kawa, si l’utilisateur modifie la valeur d’une variable globale dans le code d’une méthode seule sa valeur locale à cette fonction sera changée. La variable globale ne changera pas, c’est la seule chose dans mon </text:span><text:span text:style-name="T4">projet</text:span><text:span text:style-name="T1"> qui ne fonctionne pas.</text:span></text:p>
      <text:p text:style-name="P5"><text:span text:style-name="T1"/></text:p>
      <text:p text:style-name="P8">Exécution : </text:p>
      <text:p text:style-name="P8"><text:span text:style-name="T1"/></text:p>
      <text:p text:style-name="P9"><text:span text:style-name="T1">Pour exécuter kawa et lire un fichier, il y a la commande de base du style : ./kawai.exe tests/extend.kwa. J’ai rajout</text:span><text:span text:style-name="T5">é</text:span><text:span text:style-name="T1"> des options pour la compilation :</text:span></text:p>
      <text:p text:style-name="P9"><text:span text:style-name="T1"/></text:p>
      <text:p text:style-name="P9"><text:span text:style-name="T1">Si l’on rajoute le paramètre -s, cela fait que du texte en plus sera affiche dans la console comme affiché ci dessous :</text:span></text:p>
      <text:p text:style-name="P9"><text:span text:style-name="T1"/></text:p>
      <text:p text:style-name="P9"><text:span text:style-name="T1">Début lexing et parsing du fichier </text:span></text:p>
      <text:p text:style-name="P9"><text:span text:style-name="T1">Lexing et parsing du fichier effectués avec succès</text:span></text:p>
      <text:p text:style-name="P9"><text:span text:style-name="T1"><text:s/></text:span></text:p>
      <text:p text:style-name="P9"><text:span text:style-name="T1">Typechecking du programme...</text:span></text:p>
      <text:p text:style-name="P9"><text:span text:style-name="T1">Typechecking du programme effectue avec succes</text:span></text:p>
      <text:p text:style-name="P9"><text:span text:style-name="T1"/></text:p>
      <text:p text:style-name="P9"><text:span text:style-name="T1">Interprétation du programme...</text:span></text:p>
      <text:p text:style-name="P9"><text:span text:style-name="T1">Interprétation exécutée avec succès...</text:span></text:p>
      <text:p text:style-name="P5"><text:span text:style-name="T1"/></text:p>
      <text:p text:style-name="P9"><text:span text:style-name="T1">Ce texte s’affichait de base dans mon programme et m’aidait à mieux comprendre ce qu’il se passe en cas de problèmes. J’ai à la fin décidé d’en faire une option.</text:span></text:p>
      <text:p text:style-name="P7"><text:soft-page-break/>Extensions :</text:p>
      <text:p text:style-name="P7"/>
      <text:p text:style-name="P12">Pour palier au problème concernant les variables globales j’ai rajouté de nombreuses extensions.</text:p>
      <text:p text:style-name="P12"/>
      <text:p text:style-name="P12">J’ai codé l’évaluation des instanceof, c’est à dire que si on a dans le code <text:s text:c="2"/>« e instanceof t » ou e est une expressions et t un type, on renvoie true si e est de type t ou si t est un sous type du type de e.</text:p>
      <text:p text:style-name="P12">J’ai également codé des déclarations en série et l’égalité structurelle, <text:span text:style-name="T8">la declaration super.</text:span></text:p>
      <text:p text:style-name="P12"/>
      <text:p text:style-name="P13"><text:span text:style-name="T6">Également dans le typechecker j’ai fait l’extension pour « did you mean recursion ».Elle fonctionne pour les variables, les méthodes les classes. </text:span><text:span text:style-name="T7">Pour l’implémenter j’ai utilisé l’algorithme de la distance de </text:span><text:span text:style-name="T11">Levenshtei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0:41:07.468707173</meta:creation-date>
    <dc:date>2025-01-14T18:29:25.464683570</dc:date>
    <meta:editing-duration>PT7H19M12S</meta:editing-duration>
    <meta:editing-cycles>8</meta:editing-cycles>
    <meta:generator>LibreOffice/24.2.7.2$Linux_X86_64 LibreOffice_project/420$Build-2</meta:generator>
    <meta:document-statistic meta:table-count="0" meta:image-count="0" meta:object-count="0" meta:page-count="2" meta:paragraph-count="25" meta:word-count="510" meta:character-count="3100" meta:non-whitespace-character-count="2604"/>
  </office:meta>
</office:document-meta>
</file>